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7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10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 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time" office:time-value="PT12H00M00S" calcext:value-type="time">
            <text:p>12:00:00 P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ing Hours</text:p>
          </table:table-cell>
          <table:table-cell table:number-columns-repeated="4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time" office:time-value="PT15H30M00S" calcext:value-type="time">
            <text:p>03:30:00 P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te</text:p>
          </table:table-cell>
          <table:table-cell table:style-name="ce3" office:value-type="currency" office:currency="USD" office:value="35" calcext:value-type="currency">
            <text:p>$35.00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Total Hours</text:p>
          </table:table-cell>
          <table:table-cell table:formula="of:=SUM([.C$1:.C$1048576])" office:value-type="float" office:value="35.5" calcext:value-type="float">
            <text:p>35.5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time" office:time-value="PT14H50M00S" calcext:value-type="time">
            <text:p>02:50:00 P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otal Payable</text:p>
          </table:table-cell>
          <table:table-cell table:style-name="ce3" table:formula="of:=[.H4]*[.H3]" office:value-type="currency" office:currency="USD" office:value="1242.5" calcext:value-type="currency">
            <text:p>$1,242.50</text:p>
          </table:table-cell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time" office:time-value="PT10H30M00S" calcext:value-type="time">
            <text:p>10:30:00 AM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ax Rate?</text:p>
          </table:table-cell>
          <table:table-cell table:style-name="ce4" office:value-type="percentage" office:value="0.3" calcext:value-type="percentage">
            <text:p>30.00%</text:p>
          </table:table-cell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time" office:time-value="PT12H15M00S" calcext:value-type="time">
            <text:p>12:15:00 PM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style-name="ce7" office:value-type="string" calcext:value-type="string">
            <text:p>Take Home</text:p>
          </table:table-cell>
          <table:table-cell table:style-name="ce10" table:formula="of:=(1-[.H6])*[.H5]" office:value-type="currency" office:currency="USD" office:value="869.75" calcext:value-type="currency">
            <text:p>$869.75</text:p>
          </table:table-cell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time" office:time-value="PT23H00M00S" calcext:value-type="time">
            <text:p>11:00:00 PM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office:value-type="string" calcext:value-type="string">
            <text:p>Save Amount</text:p>
          </table:table-cell>
          <table:table-cell table:style-name="ce3" table:formula="of:=[.H5]-[.H7]" office:value-type="currency" office:currency="USD" office:value="372.75" calcext:value-type="currency">
            <text:p>$372.75</text:p>
          </table:table-cell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time" office:time-value="PT14H45M00S" calcext:value-type="time">
            <text:p>02:45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2.5" calcext:value-type="float">
            <text:p>2.5</text:p>
          </table:table-cell>
          <table:table-cell table:number-columns-repeated="5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22H45M00S" calcext:value-type="time">
            <text:p>10:45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15H00M00S" calcext:value-type="time">
            <text:p>03:00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5" calcext:value-type="date">
            <text:p>07/15/22</text:p>
          </table:table-cell>
          <table:table-cell office:value-type="time" office:time-value="PT14H30M00S" calcext:value-type="time">
            <text:p>02:30:00 P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17" calcext:value-type="date">
            <text:p>07/17/22</text:p>
          </table:table-cell>
          <table:table-cell office:value-type="time" office:time-value="PT12H00M00S" calcext:value-type="time">
            <text:p>12:00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7-17" calcext:value-type="date">
            <text:p>07/17/22</text:p>
          </table:table-cell>
          <table:table-cell office:value-type="time" office:time-value="PT21H30M00S" calcext:value-type="time">
            <text:p>09:30:00 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voiced</text:p>
          </table:table-cell>
          <table:table-cell table:number-columns-repeated="4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7-30" calcext:value-type="date">
            <text:p>07/30/22</text:p>
          </table:table-cell>
          <table:table-cell table:style-name="Default"/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7-31" calcext:value-type="date">
            <text:p>07/31/22</text:p>
          </table:table-cell>
          <table:table-cell office:value-type="time" office:time-value="PT17H45M00S" calcext:value-type="time">
            <text:p>05:45:00 P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21H55M00S" calcext:value-type="time">
            <text:p>09:55:00 PM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16H45M00S" calcext:value-type="time">
            <text:p>04:45:00 PM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45M00S" calcext:value-type="time">
            <text:p>08:45:00 AM</text:p>
          </table:table-cell>
          <table:table-cell office:value-type="float" office:value="1.5" calcext:value-type="float">
            <text:p>1.5</text:p>
          </table:table-cell>
          <table:table-cell table:number-columns-repeated="5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20H00M00S" calcext:value-type="time">
            <text:p>08:0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21H30M00S" calcext:value-type="time">
            <text:p>09:3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time" office:time-value="PT16H00M00S" calcext:value-type="time">
            <text:p>04:0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16H00M00S" calcext:value-type="time">
            <text:p>04:00:00 P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02T10:43:47.407000000</meta:creation-date>
    <dc:date>2022-08-16T23:13:00.987595240</dc:date>
    <meta:editing-duration>P3DT20H25M16S</meta:editing-duration>
    <meta:editing-cycles>12</meta:editing-cycles>
    <meta:generator>LibreOffice/7.3.5.2$MacOSX_X86_64 LibreOffice_project/184fe81b8c8c30d8b5082578aee2fed2ea847c01</meta:generator>
    <meta:document-statistic meta:table-count="1" meta:cell-count="97" meta:object-count="0"/>
  </office:meta>
</office:document-meta>
</file>